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.574cm" svg:height="9.642cm" svg:x="27.696cm" svg:y="0.665cm">
            <draw:object draw:notify-on-update-of-ranges="Planilha1.A1:Planilha1.A1 Planilha1.A2:Planilha1.A22 Planilha1.C1:Planilha1.C1 Planilha1.C2:Planilha1.C22 Planilha1.F1:Planilha1.F1 Planilha1.F2:Planilha1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number-columns-repeated="9" table:default-cell-style-name="ce1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" calcext:value-type="float">
            <text:p>0</text:p>
          </table:table-cell>
          <table:table-cell office:value-type="float" office:value="0.00094" calcext:value-type="float">
            <text:p>0,00094</text:p>
          </table:table-cell>
          <table:table-cell table:number-columns-repeated="2" office:value-type="float" office:value="0.00015" calcext:value-type="float">
            <text:p>0,00015</text:p>
          </table:table-cell>
          <table:table-cell table:number-columns-repeated="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2343" calcext:value-type="float">
            <text:p>0,02343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2094" calcext:value-type="float">
            <text:p>0,02094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2452" calcext:value-type="float">
            <text:p>0,0245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1" calcext:value-type="float">
            <text:p>0,00031</text:p>
          </table:table-cell>
          <table:table-cell table:number-columns-repeated="1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9388" calcext:value-type="float">
            <text:p>0,0938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8295" calcext:value-type="float">
            <text:p>0,08295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9732" calcext:value-type="float">
            <text:p>0,09732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62" calcext:value-type="float">
            <text:p>0,00062</text:p>
          </table:table-cell>
          <table:table-cell table:number-columns-repeated="10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21135" calcext:value-type="float">
            <text:p>0,21135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18621" calcext:value-type="float">
            <text:p>0,18621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21932" calcext:value-type="float">
            <text:p>0,21932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1" calcext:value-type="float">
            <text:p>0,0011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7601" calcext:value-type="float">
            <text:p>0,37601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33039" calcext:value-type="float">
            <text:p>0,33039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38991" calcext:value-type="float">
            <text:p>0,38991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57" calcext:value-type="float">
            <text:p>0,00157</text:p>
          </table:table-cell>
          <table:table-cell table:number-columns-repeated="10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58737" calcext:value-type="float">
            <text:p>0,58737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51581" calcext:value-type="float">
            <text:p>0,51581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601" calcext:value-type="float">
            <text:p>0,601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171" calcext:value-type="float">
            <text:p>0,00171</text:p>
          </table:table-cell>
          <table:table-cell table:number-columns-repeated="10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84605" calcext:value-type="float">
            <text:p>0,84605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74373" calcext:value-type="float">
            <text:p>0,74373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87276" calcext:value-type="float">
            <text:p>0,87276</text:p>
          </table:table-cell>
          <table:table-cell office:value-type="float" office:value="0.00406" calcext:value-type="float">
            <text:p>0,00406</text:p>
          </table:table-cell>
          <table:table-cell office:value-type="float" office:value="0.00234" calcext:value-type="float">
            <text:p>0,00234</text:p>
          </table:table-cell>
          <table:table-cell table:number-columns-repeated="10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.15192" calcext:value-type="float">
            <text:p>1,15192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1.00805" calcext:value-type="float">
            <text:p>1,00805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14" calcext:value-type="float">
            <text:p>0,0014</text:p>
          </table:table-cell>
          <table:table-cell office:value-type="float" office:value="1.18519" calcext:value-type="float">
            <text:p>1,18519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266" calcext:value-type="float">
            <text:p>0,00266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50418" calcext:value-type="float">
            <text:p>1,50418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1.3211" calcext:value-type="float">
            <text:p>1,3211</text:p>
          </table:table-cell>
          <table:table-cell office:value-type="float" office:value="0.001079" calcext:value-type="float">
            <text:p>0,001079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1.54214" calcext:value-type="float">
            <text:p>1,54214</text:p>
          </table:table-cell>
          <table:table-cell office:value-type="float" office:value="0.00547" calcext:value-type="float">
            <text:p>0,00547</text:p>
          </table:table-cell>
          <table:table-cell office:value-type="float" office:value="0.00312" calcext:value-type="float">
            <text:p>0,00312</text:p>
          </table:table-cell>
          <table:table-cell table:number-columns-repeated="10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.90346" calcext:value-type="float">
            <text:p>1,90346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1.66553" calcext:value-type="float">
            <text:p>1,66553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1.97509" calcext:value-type="float">
            <text:p>1,97509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0343" calcext:value-type="float">
            <text:p>0,00343</text:p>
          </table:table-cell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35039" calcext:value-type="float">
            <text:p>2,35039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2.05499" calcext:value-type="float">
            <text:p>2,05499</text:p>
          </table:table-cell>
          <table:table-cell office:value-type="float" office:value="0.001373" calcext:value-type="float">
            <text:p>0,001373</text:p>
          </table:table-cell>
          <table:table-cell office:value-type="float" office:value="0.000153" calcext:value-type="float">
            <text:p>0,000153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2.49411" calcext:value-type="float">
            <text:p>2,49411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39" calcext:value-type="float">
            <text:p>0,0039</text:p>
          </table:table-cell>
          <table:table-cell table:number-columns-repeated="10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.84402" calcext:value-type="float">
            <text:p>2,84402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2.4866" calcext:value-type="float">
            <text:p>2,4866</text:p>
          </table:table-cell>
          <table:table-cell office:value-type="float" office:value="0.001483" calcext:value-type="float">
            <text:p>0,001483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2.96508" calcext:value-type="float">
            <text:p>2,96508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453" calcext:value-type="float">
            <text:p>0,00453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.3894" calcext:value-type="float">
            <text:p>3,389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2.9626" calcext:value-type="float">
            <text:p>2,9626</text:p>
          </table:table-cell>
          <table:table-cell office:value-type="float" office:value="0.001574" calcext:value-type="float">
            <text:p>0,00157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3.52871" calcext:value-type="float">
            <text:p>3,52871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54" calcext:value-type="float">
            <text:p>0,00454</text:p>
          </table:table-cell>
          <table:table-cell table:number-columns-repeated="10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.97438" calcext:value-type="float">
            <text:p>3,97438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3.48105" calcext:value-type="float">
            <text:p>3,48105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4.09232" calcext:value-type="float">
            <text:p>4,09232</text:p>
          </table:table-cell>
          <table:table-cell office:value-type="float" office:value="0.00906" calcext:value-type="float">
            <text:p>0,00906</text:p>
          </table:table-cell>
          <table:table-cell office:value-type="float" office:value="0.00515" calcext:value-type="float">
            <text:p>0,00515</text:p>
          </table:table-cell>
          <table:table-cell table:number-columns-repeated="10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.61065" calcext:value-type="float">
            <text:p>4,61065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4.03671" calcext:value-type="float">
            <text:p>4,03671</text:p>
          </table:table-cell>
          <table:table-cell office:value-type="float" office:value="0.001891" calcext:value-type="float">
            <text:p>0,001891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313" calcext:value-type="float">
            <text:p>0,00313</text:p>
          </table:table-cell>
          <table:table-cell office:value-type="float" office:value="4.71279" calcext:value-type="float">
            <text:p>4,71279</text:p>
          </table:table-cell>
          <table:table-cell office:value-type="float" office:value="0.00983" calcext:value-type="float">
            <text:p>0,00983</text:p>
          </table:table-cell>
          <table:table-cell office:value-type="float" office:value="0.00562" calcext:value-type="float">
            <text:p>0,00562</text:p>
          </table:table-cell>
          <table:table-cell table:number-columns-repeated="10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.29282" calcext:value-type="float">
            <text:p>5,29282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4.63219" calcext:value-type="float">
            <text:p>4,63219</text:p>
          </table:table-cell>
          <table:table-cell office:value-type="float" office:value="0.002046" calcext:value-type="float">
            <text:p>0,002046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5.37031" calcext:value-type="float">
            <text:p>5,37031</text:p>
          </table:table-cell>
          <table:table-cell office:value-type="float" office:value="0.01063" calcext:value-type="float">
            <text:p>0,01063</text:p>
          </table:table-cell>
          <table:table-cell office:value-type="float" office:value="0.00624" calcext:value-type="float">
            <text:p>0,00624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6.02234" calcext:value-type="float">
            <text:p>6,02234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5.27688" calcext:value-type="float">
            <text:p>5,27688</text:p>
          </table:table-cell>
          <table:table-cell office:value-type="float" office:value="0.002219" calcext:value-type="float">
            <text:p>0,00221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6.25988" calcext:value-type="float">
            <text:p>6,25988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656" calcext:value-type="float">
            <text:p>0,00656</text:p>
          </table:table-cell>
          <table:table-cell table:number-columns-repeated="10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6.80089" calcext:value-type="float">
            <text:p>6,80089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5.88879" calcext:value-type="float">
            <text:p>5,88879</text:p>
          </table:table-cell>
          <table:table-cell office:value-type="float" office:value="0.002546" calcext:value-type="float">
            <text:p>0,002546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391" calcext:value-type="float">
            <text:p>0,00391</text:p>
          </table:table-cell>
          <table:table-cell office:value-type="float" office:value="7.06852" calcext:value-type="float">
            <text:p>7,06852</text:p>
          </table:table-cell>
          <table:table-cell office:value-type="float" office:value="0.01204" calcext:value-type="float">
            <text:p>0,01204</text:p>
          </table:table-cell>
          <table:table-cell office:value-type="float" office:value="0.00719" calcext:value-type="float">
            <text:p>0,00719</text:p>
          </table:table-cell>
          <table:table-cell table:number-columns-repeated="10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7.62447" calcext:value-type="float">
            <text:p>7,62447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6.59954" calcext:value-type="float">
            <text:p>6,59954</text:p>
          </table:table-cell>
          <table:table-cell office:value-type="float" office:value="0.002515" calcext:value-type="float">
            <text:p>0,002515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421" calcext:value-type="float">
            <text:p>0,00421</text:p>
          </table:table-cell>
          <table:table-cell office:value-type="float" office:value="7.92607" calcext:value-type="float">
            <text:p>7,92607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0.00749" calcext:value-type="float">
            <text:p>0,00749</text:p>
          </table:table-cell>
          <table:table-cell table:number-columns-repeated="10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8.51225" calcext:value-type="float">
            <text:p>8,51225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7.35671" calcext:value-type="float">
            <text:p>7,35671</text:p>
          </table:table-cell>
          <table:table-cell office:value-type="float" office:value="0.002703" calcext:value-type="float">
            <text:p>0,002703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8.84429" calcext:value-type="float">
            <text:p>8,84429</text:p>
          </table:table-cell>
          <table:table-cell office:value-type="float" office:value="0.01329" calcext:value-type="float">
            <text:p>0,01329</text:p>
          </table:table-cell>
          <table:table-cell office:value-type="float" office:value="0.00765" calcext:value-type="float">
            <text:p>0,00765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.41592" calcext:value-type="float">
            <text:p>9,41592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8.19214" calcext:value-type="float">
            <text:p>8,19214</text:p>
          </table:table-cell>
          <table:table-cell office:value-type="float" office:value="0.002922" calcext:value-type="float">
            <text:p>0,002922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454" calcext:value-type="float">
            <text:p>0,00454</text:p>
          </table:table-cell>
          <table:table-cell office:value-type="float" office:value="9.77847" calcext:value-type="float">
            <text:p>9,77847</text:p>
          </table:table-cell>
          <table:table-cell office:value-type="float" office:value="0.01438" calcext:value-type="float">
            <text:p>0,01438</text:p>
          </table:table-cell>
          <table:table-cell office:value-type="float" office:value="0.00829" calcext:value-type="float">
            <text:p>0,00829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9:14:46.3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1-01T20:26:22.437000000</dc:date>
    <meta:editing-duration>PT9H10M39S</meta:editing-duration>
    <meta:editing-cycles>10</meta:editing-cycles>
    <meta:generator>LibreOffice/7.6.7.2$Windows_X86_64 LibreOffice_project/dd47e4b30cb7dab30588d6c79c651f218165e3c5</meta:generator>
    <meta:document-statistic meta:table-count="1" meta:cell-count="22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75cm" svg:height="9.643cm" xlink:href=".." xlink:type="simple" chart:class="chart:line" chart:style-name="ch1">
        <chart:legend chart:legend-position="end" svg:x="12.585cm" svg:y="4.273cm" style:legend-expansion="high" chart:style-name="ch2"/>
        <chart:plot-area chart:style-name="ch3" table:cell-range-address="Planilha1.A1:Planilha1.A22 Planilha1.C1:Planilha1.C22 Planilha1.F1:Planilha1.F22" chart:data-source-has-labels="both" svg:x="1.342cm" svg:y="0.192cm" svg:width="10.912cm" svg:height="8.278cm">
          <chart:coordinate-region svg:x="2.81cm" svg:y="0.391cm" svg:width="9.304cm" svg:height="6.763cm"/>
          <chart:axis chart:dimension="x" chart:name="primary-x" chart:style-name="ch4" chartooo:axis-type="auto">
            <chartooo:date-scale/>
            <chart:title svg:x="6.106cm" svg:y="8.662cm" chart:style-name="ch5">
              <text:p>tamanho</text:p>
            </chart:title>
            <chart:categories table:cell-range-address="Planilha1.A2:Planilha1.A22"/>
          </chart:axis>
          <chart:axis chart:dimension="y" chart:name="primary-y" chart:style-name="ch4">
            <chart:title svg:x="0.451cm" svg:y="5.103cm" chart:style-name="ch6">
              <text:p>segundos</text:p>
            </chart:title>
            <chart:grid chart:style-name="ch7" chart:class="major"/>
          </chart:axis>
          <chart:series chart:style-name="ch8" chart:values-cell-range-address="Planilha1.C2:Planilha1.C22" chart:label-cell-address="Planilha1.C1:Planilha1.C1" chart:class="chart:line">
            <chart:data-point chart:repeated="21"/>
          </chart:series>
          <chart:series chart:style-name="ch9" chart:values-cell-range-address="Planilha1.F2:Planilha1.F22" chart:label-cell-address="Planilha1.F1:Planilha1.F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Melhorado</text:p>
                <draw:g>
                  <svg:desc>Planilha1.C1:Planilha1.C1</svg:desc>
                </draw:g>
              </table:table-cell>
              <table:table-cell office:value-type="string">
                <text:p>Insertion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2:Planilha1.A22</svg:desc>
                </draw:g>
              </table:table-cell>
              <table:table-cell office:value-type="float" office:value="0.000003">
                <text:p>0.000003</text:p>
                <draw:g>
                  <svg:desc>Planilha1.C2:Planilha1.C22</svg:desc>
                </draw:g>
              </table:table-cell>
              <table:table-cell office:value-type="float" office:value="0.000003">
                <text:p>0.000003</text:p>
                <draw:g>
                  <svg:desc>Planilha1.F2:Planilha1.F22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178">
                <text:p>0.000178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193">
                <text:p>0.000193</text:p>
              </table:table-cell>
              <table:table-cell office:value-type="float" office:value="0.000319">
                <text:p>0.000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